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50.71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26.84pt" fo:break-before="auto" style:use-optimal-row-height="fals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INI_TA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FIN_TA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PTCOM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* / == != &gt;= <text:s/>&lt;= &lt; &gt; &amp;&amp;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l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TIPO_BASIC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4">
          <table:table-cell office:value-type="string" calcext:value-type="string">
            <text:p>HAS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&amp; ! </text:p>
          </table:table-cell>
          <table:table-cell office:value-type="string" calcext:value-type="string">
            <text:p>0: &amp;</text:p>
            <text:p>1: !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trada &gt;&gt;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ida &lt;&lt;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\’[^\’]\*’</text:p>
          </table:table-cell>
          <table:table-cell/>
        </table:table-row>
        <table:table-row table:style-name="ro1">
          <table:table-cell office:value-type="string" calcext:value-type="string">
            <text:p>SUM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EST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6">
          <table:table-cell office:value-type="string" calcext:value-type="string">
            <text:p>CONSTAN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verdadero falso </text:p>
          </table:table-cell>
          <table:table-cell office:value-type="string" calcext:value-type="string">
            <text:p>0: verdadero</text:p>
            <text:p>1: falso</text:p>
            <text:p>3: \’[^\’]\’</text:p>
            <text:p>4: [0-9]+.[0-9]+</text:p>
            <text:p/>
          </table:table-cell>
        </table:table-row>
        <table:table-row table:style-name="ro1">
          <table:table-cell office:value-type="string" calcext:value-type="string">
            <text:p>CTE_ENTER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0-9]+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24:33.639850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23T20:14:07.226614442</dc:date>
    <meta:editing-duration>PT3H26M51S</meta:editing-duration>
    <meta:editing-cycles>11</meta:editing-cycles>
    <meta:generator>LibreOffice/6.3.0.4$Linux_X86_64 LibreOffice_project/30$Build-4</meta:generator>
    <meta:document-statistic meta:table-count="1" meta:cell-count="90" meta:object-count="0"/>
  </office:meta>
</office:document-meta>
</file>